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0-01-01"/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[CDU, CSU, FDP, DP]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[CDU, CSU, FDP, DP]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[CDU, CSU, FDP, DP]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[CDU, CSU, FDP, DP]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[CDU, CSU, FDP, DP]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[CDU, CSU, FDP, DP, GB/BHE]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[CDU, CSU, FDP, DP, GB/BHE]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[CDU, CSU, FDP, DP, GB/BHE]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[CDU, CSU, FDP, DP, GB/BHE]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[CDU, CSU, DP]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[CDU, CSU, DP]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[CDU, CSU, DP]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[CDU, CSU, DP]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[CDU, CSU, DP]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[SPD, FDP]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[CDU, CSU, FDP]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[SPD, GREENS]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[SPD, GREENS]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[SPD, GREENS]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[SPD, GREENS]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[SPD, GREENS]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[SPD, GREENS]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[SPD, GREENS]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[SPD, GREENS]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[CDU, CSU, FPD]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[CDU, CSU, FPD]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[CDU, CSU, FPD]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[CDU, CSU, FPD]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[CDU, CSU, FPD]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[CDU, CSU, FPD]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[CDU, CSU, FPD]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[CDU, CSU, FPD]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[CDU, CSU, FPD]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[CDU, CSU, SPD]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[CDU, CSU, SPD]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[CDU, CSU, SPD]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[CDU, CSU, SPD]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[CDU, CSU, SPD]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[CDU, CSU, SPD]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[CDU, CSU, SPD]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[CDU, CSU, SPD]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[CDU, CSU, SPD]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[SPD, GREENS, FDP]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SPD, GREENS, FDP]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[SPD, GREENS, FDP]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[SPD, GREENS, FDP]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[SPD, GREENS, FDP]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[CDU, CSU, SPD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1:12:58.926451057</meta:creation-date>
    <dc:date>2025-09-27T21:22:15.041875303</dc:date>
    <meta:editing-duration>PT9M16S</meta:editing-duration>
    <meta:editing-cycles>2</meta:editing-cycles>
    <meta:generator>LibreOffice/24.2.7.2$Linux_X86_64 LibreOffice_project/420$Build-2</meta:generator>
    <meta:document-statistic meta:table-count="1" meta:cell-count="170" meta:object-count="0"/>
  </office:meta>
</office:document-meta>
</file>